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f7e1" officeooo:paragraph-rsid="000cf7e1"/>
    </style:style>
    <style:style style:name="P2" style:family="paragraph" style:parent-style-name="Standard">
      <style:text-properties officeooo:rsid="0010b04c" officeooo:paragraph-rsid="000cf7e1"/>
    </style:style>
    <style:style style:name="P3" style:family="paragraph" style:parent-style-name="Standard">
      <style:text-properties officeooo:rsid="0014588b" officeooo:paragraph-rsid="0014588b"/>
    </style:style>
    <style:style style:name="P4" style:family="paragraph" style:parent-style-name="Standard">
      <style:text-properties officeooo:rsid="0015b1fb" officeooo:paragraph-rsid="0015b1fb"/>
    </style:style>
    <style:style style:name="P5" style:family="paragraph" style:parent-style-name="Standard">
      <style:text-properties officeooo:rsid="0015ecfb" officeooo:paragraph-rsid="0015ecfb"/>
    </style:style>
    <style:style style:name="P6" style:family="paragraph" style:parent-style-name="Standard">
      <style:text-properties officeooo:rsid="0017b87c" officeooo:paragraph-rsid="0017b87c"/>
    </style:style>
    <style:style style:name="P7" style:family="paragraph" style:parent-style-name="Standard">
      <style:text-properties officeooo:rsid="00183560" officeooo:paragraph-rsid="00183560"/>
    </style:style>
    <style:style style:name="P8" style:family="paragraph" style:parent-style-name="Standard">
      <style:text-properties officeooo:rsid="001a210e" officeooo:paragraph-rsid="001a210e"/>
    </style:style>
    <style:style style:name="T1" style:family="text">
      <style:text-properties officeooo:rsid="001458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1. Have alphabetical order instantly apply after adding new show.</text:p>
      <text:p text:style-name="P8">DONE</text:p>
      <text:p text:style-name="P5">2. Add ‘forgot password’ functionality.</text:p>
      <text:p text:style-name="P6">3. Make show pages redirect if not logged in.</text:p>
      <text:p text:style-name="P7">4. Make extra results disappear, single result to center of page, when result is clicked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1T18:17:47.613000000</meta:creation-date>
    <dc:date>2022-06-18T13:44:42.831000000</dc:date>
    <meta:editing-duration>P24DT4H12M24S</meta:editing-duration>
    <meta:editing-cycles>1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5" meta:word-count="40" meta:character-count="243" meta:non-whitespace-character-count="207"/>
  </office:meta>
</office:document-meta>
</file>